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42d" officeooo:paragraph-rsid="0004d42d"/>
    </style:style>
    <style:style style:name="P2" style:family="paragraph" style:parent-style-name="Standard">
      <style:text-properties fo:font-size="14pt" officeooo:rsid="0004d42d" officeooo:paragraph-rsid="0004d42d" style:font-size-asian="12.25pt" style:font-size-complex="14pt"/>
    </style:style>
    <style:style style:name="P3" style:family="paragraph" style:parent-style-name="Standard">
      <style:text-properties fo:font-size="14pt" officeooo:rsid="0005beae" officeooo:paragraph-rsid="0005beae" style:font-size-asian="12.25pt" style:font-size-complex="14p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5bea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Текстовое поле 3" form:control-implementation="ooo:com.sun.star.form.component.TextField" xml:id="control1" form:id="control1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ssport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ive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name1" form:control-implementation="ooo:com.sun.star.form.component.TextField" xml:id="control5" form:id="control5" form:readonly="true" form:max-length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name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 <text:s text:c="8"/>Директору JavaLab</text:p>
      <text:p text:style-name="P1"><text:tab/><text:tab/><text:tab/><text:tab/><text:tab/><text:tab/><text:tab/><text:tab/><text:tab/><text:tab/> <text:s text:c="8"/>М.Р. Сидикову</text:p>
      <text:p text:style-name="P1"><text:tab/><text:tab/><text:tab/><text:tab/><text:tab/><text:tab/><text:tab/><text:tab/><text:tab/><text:tab/> <text:s text:c="8"/>от студента</text:p>
      <text:p text:style-name="P1"><draw:control text:anchor-type="paragraph" draw:z-index="5" draw:name="name_1" draw:style-name="gr1" draw:text-style-name="P4" svg:width="1.932cm" svg:height="0.583cm" svg:x="15.67cm" svg:y="0.192cm" draw:control="control6"/><text:tab/><text:tab/><text:tab/><text:tab/><text:tab/><text:tab/><text:tab/><text:tab/><text:tab/> <text:s text:c="11"/><text:tab/><draw:control text:anchor-type="as-char" svg:y="-0.309cm" draw:z-index="4" draw:name="surname_0" draw:style-name="gr2" draw:text-style-name="P4" svg:width="1.795cm" svg:height="0.556cm" draw:control="control5"/></text:p>
      <text:p text:style-name="P1"><text:tab/><text:tab/><text:tab/><text:tab/><text:tab/><text:tab/><text:tab/></text:p>
      <text:p text:style-name="P1"/>
      <text:p text:style-name="P1"><draw:control text:anchor-type="paragraph" draw:z-index="0" draw:name="passport" draw:style-name="gr3" draw:text-style-name="P4" svg:width="10.558cm" svg:height="0.662cm" svg:x="0.854cm" svg:y="4.103cm" draw:control="control1"/><text:tab/><text:tab/><text:tab/><text:tab/><text:tab/><text:tab/><text:span text:style-name="T1">Заявление</text:span></text:p>
      <text:p text:style-name="P1"><text:span text:style-name="T1"/></text:p>
      <text:p text:style-name="P2"><draw:control text:anchor-type="paragraph" draw:z-index="1" draw:name="age" draw:style-name="gr1" draw:text-style-name="P4" svg:width="2.349cm" svg:height="0.583cm" svg:x="12.074cm" svg:y="0.208cm" draw:control="control2"/><draw:control text:anchor-type="paragraph" draw:z-index="2" draw:name="date" draw:style-name="gr1" draw:text-style-name="P4" svg:width="3.678cm" svg:height="0.689cm" svg:x="-0.072cm" svg:y="1.584cm" draw:control="control3"/><draw:control text:anchor-type="paragraph" draw:z-index="3" draw:name="name_0" draw:style-name="gr1" draw:text-style-name="P4" svg:width="2.117cm" svg:height="0.556cm" svg:x="7.548cm" svg:y="0.129cm" draw:control="control4"/><draw:control text:anchor-type="paragraph" draw:z-index="6" draw:name="surname" draw:style-name="gr1" draw:text-style-name="P4" svg:width="2.038cm" svg:height="0.503cm" svg:x="5.14cm" svg:y="0.049cm" draw:control="control7"/>Прошу уволить меня, <text:tab/><text:tab/><text:tab/><text:tab/><text:tab/><text:span text:style-name="T2">паспорт <text:tab/><text:tab/><text:tab/>выдан</text:span></text:p>
      <text:p text:style-name="P2"/>
      <text:p text:style-name="P2"/>
      <text:p text:style-name="P2"/>
      <text:p text:style-name="P2"/>
      <text:p text:style-name="P2"/>
      <text:p text:style-name="P3">еще какой-то текст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1:43:40.196499484</meta:creation-date>
    <dc:date>2020-09-15T22:30:54.556360180</dc:date>
    <meta:editing-duration>PT26M33S</meta:editing-duration>
    <meta:editing-cycles>1</meta:editing-cycles>
    <meta:document-statistic meta:table-count="0" meta:image-count="0" meta:object-count="0" meta:page-count="1" meta:paragraph-count="8" meta:word-count="15" meta:character-count="201" meta:non-whitespace-character-count="92"/>
    <meta:generator>LibreOffice/6.4.5.2$Linux_X86_64 LibreOffice_project/40$Build-2</meta:generator>
  </office:meta>
</office:document-meta>
</file>